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32"/>
      <text:p text:style-name="P132"/>
      <text:p text:style-name="P13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32"/>
      <text:p text:style-name="P13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32"/>
      <text:p text:style-name="P132"/>
      <text:p text:style-name="P13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32"/>
      <text:p text:style-name="P13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33"/>
      <text:p text:style-name="P14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3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3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3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3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4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37"/>
      <text:p text:style-name="P137"/>
      <text:p text:style-name="P13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37"/>
      <text:p text:style-name="P137"/>
      <text:p text:style-name="P13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3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3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4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4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4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45"/>
      <text:p text:style-name="P14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4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4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48"/>
      <text:p text:style-name="P14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4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49"/>
      <text:p text:style-name="P14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50"/>
      <text:p text:style-name="P15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5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86"/>
      <text:p text:style-name="P151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52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53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54"/>
      <text:p text:style-name="P15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5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55"/>
      <text:p text:style-name="P155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56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56"/>
      <text:p text:style-name="P156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56">D<text:span text:style-name="T12">imecres<text:tab/>22/11/23</text:span><text:span text:style-name="T24"> </text:span></text:p>
      <text:p text:style-name="P18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56"/>
      <text:p text:style-name="P156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57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87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58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85">01, 04 i 05/12/23</text:p>
      <text:p text:style-name="P78">Període d'exàmens.</text:p>
      <text:p text:style-name="P57"/>
      <text:p text:style-name="P159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60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61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62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63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64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65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66"/>
      <text:p text:style-name="P166">************************************ <text:s text:c="2"/><text:span text:style-name="T34">2024 <text:s text:c="2"/></text:span>************************************</text:p>
      <text:p text:style-name="P166"/>
      <text:p text:style-name="P166"/>
      <text:p text:style-name="P166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67"/>
      <text:p text:style-name="P188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68"/>
      <text:p text:style-name="P168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69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70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71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72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73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74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74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75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76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77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77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77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78">D<text:span text:style-name="T12">illuns<text:tab/>05</text:span>/<text:span text:style-name="T33">02</text:span>/2<text:span text:style-name="T33">4</text:span></text:p>
      <text:p text:style-name="P123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189">D<text:span text:style-name="T12">imarts<text:tab/>06</text:span>/<text:span text:style-name="T33">02</text:span>/2<text:span text:style-name="T33">4</text:span></text:p>
      <text:p text:style-name="P124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79"/>
      <text:p text:style-name="P179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80"/>
      <text:p text:style-name="P180">D<text:span text:style-name="T12">ijous<text:tab/><text:tab/>08</text:span>/<text:span text:style-name="T33">02</text:span>/2<text:span text:style-name="T33">4</text:span></text:p>
      <text:p text:style-name="P125">Comentem document mec_materiales.pdf, pàg. <text:span text:style-name="T45">8 i</text:span> <text:span text:style-name="T45">9</text:span>.</text:p>
      <text:p text:style-name="P120"/>
      <text:p text:style-name="P181">D<text:span text:style-name="T12">illuns<text:tab/>12</text:span>/<text:span text:style-name="T33">02</text:span>/2<text:span text:style-name="T33">4</text:span></text:p>
      <text:p text:style-name="P126">Comentem document mec_materiales.pdf.</text:p>
      <text:p text:style-name="P129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82">D<text:span text:style-name="T12">imarts<text:tab/>13</text:span>/<text:span text:style-name="T33">02</text:span>/2<text:span text:style-name="T33">4</text:span></text:p>
      <text:p text:style-name="P127">Comentem document mec_materiales.pdf, pàg. <text:span text:style-name="T46">8</text:span> a <text:span text:style-name="T46">12</text:span>.</text:p>
      <text:p text:style-name="P130">Feim exercici càlcul allargament amb mòdul d'elasticitat.</text:p>
      <text:p text:style-name="P122">Baixem el taller, <text:span text:style-name="T40">continuem</text:span> amb soldadura d'arc.</text:p>
      <text:p text:style-name="P182"/>
      <text:p text:style-name="P182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82"/>
      <text:p text:style-name="P183">D<text:span text:style-name="T12">ijous<text:tab/><text:tab/>17</text:span>/<text:span text:style-name="T33">02</text:span>/2<text:span text:style-name="T33">4</text:span></text:p>
      <text:p text:style-name="P128">Comentem document mec_materiales.pdf <text:span text:style-name="T47">fins acers inoxidables.</text:span></text:p>
      <text:p text:style-name="P128"/>
      <text:p text:style-name="P190">Dilluns<text:tab/>19/02/24</text:p>
      <text:p text:style-name="P192"><text:span text:style-name="T47">Començat amb apartat “Tractament tèrmic dels acers” fins </text:span></text:p>
      <text:p text:style-name="P192"/>
      <text:p text:style-name="P192"><text:span text:style-name="T47">Los principales tratamientos térmicos son:</text:span> </text:p>
      <text:p text:style-name="P131"/>
      <text:p text:style-name="P193">Comentat corrosió galvánica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9T21:57:46.132323266</dc:date>
    <meta:editing-duration>PT30M48S</meta:editing-duration>
    <meta:editing-cycles>79</meta:editing-cycles>
    <meta:document-statistic meta:table-count="0" meta:image-count="0" meta:object-count="0" meta:page-count="7" meta:paragraph-count="210" meta:word-count="1055" meta:character-count="7317" meta:non-whitespace-character-count="6424"/>
  </office:meta>
</office:document-meta>
</file>